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FunctionNode.resolveList( List expressions , ComponentManager manager , InvokeContext context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llFunctionNod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FunctionNode.setInterpreter( Interpreter inter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FunctionNode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llFunctionNode.invoke( Environment env , Invoke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allFunctionNode.CallFunctionNode( VariableResolver functionName , VariableResolver continu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